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610000024FDEE6AAEC92A65F91.png" manifest:media-type="image/png"/>
  <manifest:file-entry manifest:full-path="Pictures/10000000000004BC00000317B8528A819771753C.png" manifest:media-type="image/png"/>
  <manifest:file-entry manifest:full-path="Pictures/10000000000005E9000002F0DE95C8783556335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3.916cm" svg:x="0.083cm" svg:y="0.951cm">
          <draw:image xlink:href="Pictures/10000000000005E9000002F0DE95C878355633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1.133cm" svg:height="13.792cm" svg:x="3.317cm" svg:y="0.75cm">
          <draw:image xlink:href="Pictures/10000000000004BC00000317B8528A81977175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999cm" svg:height="8.759cm" svg:x="0.083cm" svg:y="2.818cm">
          <draw:image xlink:href="Pictures/10000000000007610000024FDEE6AAEC92A65F9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4T09:31:24.401368920</meta:creation-date>
    <dc:date>2025-07-04T09:57:54.005063714</dc:date>
    <meta:editing-duration>PT16M28S</meta:editing-duration>
    <meta:editing-cycles>2</meta:editing-cycles>
    <meta:generator>LibreOffice/6.4.7.2$Linux_X86_64 LibreOffice_project/40$Build-2</meta:generator>
    <meta:document-statistic meta:object-count="30"/>
  </office:meta>
</office:document-meta>
</file>